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Employee_Database <text:s/>|</text:p>
      <text:p text:style-name="Standard">| WallWeb <text:s text:c="11"/>|</text:p>
      <text:p text:style-name="Standard">| admin_panel <text:s text:c="7"/>|</text:p>
      <text:p text:style-name="Standard">| cart <text:s text:c="14"/>|</text:p>
      <text:p text:style-name="Standard">| information_schema |</text:p>
      <text:p text:style-name="Standard">| minics <text:s text:c="12"/>|</text:p>
      <text:p text:style-name="Standard">| mysql <text:s text:c="13"/>|</text:p>
      <text:p text:style-name="Standard">| pdo_examples <text:s text:c="6"/>|</text:p>
      <text:p text:style-name="Standard">| performance_schema |</text:p>
      <text:p text:style-name="Standard">| phpmyadmin <text:s text:c="8"/>|</text:p>
      <text:p text:style-name="Standard">+--------------------+</text:p>
      <text:p text:style-name="Standard">10 rows in set (0.001 sec)</text:p>
      <text:p text:style-name="Standard"/>
      <text:p text:style-name="Standard">MariaDB [(none)]&gt; use Employee_Databas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loyee_Database]&gt; SELECT DAYOFMONTH('2001-11-00'), MONTH('2005-00-00');</text:p>
      <text:p text:style-name="Standard">+--------------------------+---------------------+</text:p>
      <text:p text:style-name="Standard">| DAYOFMONTH('2001-11-00') | MONTH('2005-00-00') |</text:p>
      <text:p text:style-name="Standard">+--------------------------+---------------------+</text:p>
      <text:p text:style-name="Standard">| <text:s text:c="23"/>0 | <text:s text:c="18"/>0 |</text:p>
      <text:p text:style-name="Standard">+--------------------------+---------------------+</text:p>
      <text:p text:style-name="Standard">1 row in set (0.000 sec)</text:p>
      <text:p text:style-name="Standard"/>
      <text:p text:style-name="Standard">MariaDB [Employee_Database]&gt; SELECT DATE_ADD('2006-05-00',INTERVAL 1 DAY);</text:p>
      <text:p text:style-name="Standard">+---------------------------------------+</text:p>
      <text:p text:style-name="Standard">| DATE_ADD('2006-05-00',INTERVAL 1 DAY) |</text:p>
      <text:p text:style-name="Standard">+---------------------------------------+</text:p>
      <text:p text:style-name="Standard">| NULL <text:s text:c="33"/>|</text:p>
      <text:p text:style-name="Standard">+---------------------------------------+</text:p>
      <text:p text:style-name="Standard">1 row in set, 1 warning (0.063 sec)</text:p>
      <text:p text:style-name="Standard"/>
      <text:p text:style-name="Standard">MariaDB [Employee_Database]&gt; SELECT DAYNAME('2006-05-00');</text:p>
      <text:p text:style-name="Standard">+-----------------------+</text:p>
      <text:p text:style-name="Standard">| DAYNAME('2006-05-00') |</text:p>
      <text:p text:style-name="Standard">+-----------------------+</text:p>
      <text:p text:style-name="Standard">| NULL <text:s text:c="17"/>|</text:p>
      <text:p text:style-name="Standard">+-----------------------+</text:p>
      <text:p text:style-name="Standard">1 row in set, 1 warning (0.000 sec)</text:p>
      <text:p text:style-name="Standard"/>
      <text:p text:style-name="Standard">MariaDB [Employee_Database]&gt; SELECT DATE_ADD('2008-01-02', INTERVAL 31 DAY);</text:p>
      <text:p text:style-name="Standard">+-----------------------------------------+</text:p>
      <text:p text:style-name="Standard">| DATE_ADD('2008-01-02', INTERVAL 31 DAY) |</text:p>
      <text:p text:style-name="Standard">+-----------------------------------------+</text:p>
      <text:p text:style-name="Standard">| 2008-02-02 <text:s text:c="29"/>|</text:p>
      <text:p text:style-name="Standard"><text:soft-page-break/>+-----------------------------------------+</text:p>
      <text:p text:style-name="Standard">1 row in set (0.000 sec)</text:p>
      <text:p text:style-name="Standard"/>
      <text:p text:style-name="Standard">MariaDB [Employee_Database]&gt; SELECT ADDDATE('2008-01-02', INTERVAL 31 DAY</text:p>
      <text:p text:style-name="Standard"><text:s text:c="4"/>-&gt; SELECT ADDDATE('2008-01-02', INTERVAL 31 DAY;</text:p>
      <text:p text:style-name="Standard">ERROR 1064 (42000): You have an error in your SQL syntax; check the manual that corresponds to your MariaDB server version for the right syntax to use near 'SELECT ADDDATE('2008-01-02', INTERVAL 31 DAY' at line 2</text:p>
      <text:p text:style-name="Standard">MariaDB [Employee_Database]&gt; SELECT ADDDATE('2008-01-02', INTERVAL 31 DAY);</text:p>
      <text:p text:style-name="Standard">+----------------------------------------+</text:p>
      <text:p text:style-name="Standard">| ADDDATE('2008-01-02', INTERVAL 31 DAY) |</text:p>
      <text:p text:style-name="Standard">+----------------------------------------+</text:p>
      <text:p text:style-name="Standard">| 2008-02-02 <text:s text:c="28"/>|</text:p>
      <text:p text:style-name="Standard">+----------------------------------------+</text:p>
      <text:p text:style-name="Standard">1 row in set (0.000 sec)</text:p>
      <text:p text:style-name="Standard"/>
      <text:p text:style-name="Standard">MariaDB [Employee_Database]&gt; SELECT ADDTIME('01:00:00.999999', '02:00:00.999998');</text:p>
      <text:p text:style-name="Standard">+-----------------------------------------------+</text:p>
      <text:p text:style-name="Standard">| ADDTIME('01:00:00.999999', '02:00:00.999998') |</text:p>
      <text:p text:style-name="Standard">+-----------------------------------------------+</text:p>
      <text:p text:style-name="Standard">| 03:00:01.999997 <text:s text:c="30"/>|</text:p>
      <text:p text:style-name="Standard">+-----------------------------------------------+</text:p>
      <text:p text:style-name="Standard">1 row in set (0.000 sec)</text:p>
      <text:p text:style-name="Standard"/>
      <text:p text:style-name="Standard">MariaDB [Employee_Database]&gt; SELECT CONVERT_TZ('2004-01-01 12:00:00','GMT','MET');</text:p>
      <text:p text:style-name="Standard">+-----------------------------------------------+</text:p>
      <text:p text:style-name="Standard">| CONVERT_TZ('2004-01-01 12:00:00','GMT','MET') |</text:p>
      <text:p text:style-name="Standard">+-----------------------------------------------+</text:p>
      <text:p text:style-name="Standard">| NULL <text:s text:c="41"/>|</text:p>
      <text:p text:style-name="Standard">+-----------------------------------------------+</text:p>
      <text:p text:style-name="Standard">1 row in set (0.038 sec)</text:p>
      <text:p text:style-name="Standard"/>
      <text:p text:style-name="Standard">MariaDB [Employee_Database]&gt; SELECT CURDATE();</text:p>
      <text:p text:style-name="Standard">+------------+</text:p>
      <text:p text:style-name="Standard">| CURDATE() <text:s/>|</text:p>
      <text:p text:style-name="Standard">+------------+</text:p>
      <text:p text:style-name="Standard">| 2021-11-23 |</text:p>
      <text:p text:style-name="Standard">+------------+</text:p>
      <text:p text:style-name="Standard">1 row in set (0.000 sec)</text:p>
      <text:p text:style-name="Standard"/>
      <text:p text:style-name="Standard">MariaDB [Employee_Database]&gt; SELECT CURTIME();</text:p>
      <text:p text:style-name="Standard">+-----------+</text:p>
      <text:p text:style-name="Standard">| CURTIME() |</text:p>
      <text:p text:style-name="Standard">+-----------+</text:p>
      <text:p text:style-name="Standard">| 18:07:26 <text:s/>|</text:p>
      <text:p text:style-name="Standard">+-----------+</text:p>
      <text:p text:style-name="Standard">1 row in set (0.000 sec)</text:p>
      <text:p text:style-name="Standard"/>
      <text:p text:style-name="Standard">MariaDB [Employee_Database]&gt; SELECT DATEDIFF('2007-12-31 23:59:59','2007-12-30');</text:p>
      <text:p text:style-name="Standard">+----------------------------------------------+</text:p>
      <text:p text:style-name="Standard">| DATEDIFF('2007-12-31 23:59:59','2007-12-30') |</text:p>
      <text:p text:style-name="Standard">+----------------------------------------------+</text:p>
      <text:p text:style-name="Standard"><text:soft-page-break/>| <text:s text:c="43"/>1 |</text:p>
      <text:p text:style-name="Standard">+----------------------------------------------+</text:p>
      <text:p text:style-name="Standard">1 row in set (0.000 sec)</text:p>
      <text:p text:style-name="Standard"/>
      <text:p text:style-name="Standard">MariaDB [Employee_Database]&gt; SELECT DATE_ADD('2018-05-01',INTERVAL 1 DAY);</text:p>
      <text:p text:style-name="Standard">+---------------------------------------+</text:p>
      <text:p text:style-name="Standard">| DATE_ADD('2018-05-01',INTERVAL 1 DAY) |</text:p>
      <text:p text:style-name="Standard">+---------------------------------------+</text:p>
      <text:p text:style-name="Standard">| 2018-05-02 <text:s text:c="27"/>|</text:p>
      <text:p text:style-name="Standard">+---------------------------------------+</text:p>
      <text:p text:style-name="Standard">1 row in set (0.000 sec)</text:p>
      <text:p text:style-name="Standard"/>
      <text:p text:style-name="Standard">MariaDB [Employee_Database]&gt; SELECT DATE_FORMAT('2009-10-04 22:23:00', '%W %M %Y');</text:p>
      <text:p text:style-name="Standard">+------------------------------------------------+</text:p>
      <text:p text:style-name="Standard">| DATE_FORMAT('2009-10-04 22:23:00', '%W %M %Y') |</text:p>
      <text:p text:style-name="Standard">+------------------------------------------------+</text:p>
      <text:p text:style-name="Standard">| Sunday October 2009 <text:s text:c="27"/>|</text:p>
      <text:p text:style-name="Standard">+------------------------------------------------+</text:p>
      <text:p text:style-name="Standard">1 row in set (0.000 sec)</text:p>
      <text:p text:style-name="Standard"/>
      <text:p text:style-name="Standard">MariaDB [Employee_Database]&gt; SELECT DATE_FORMAT('1999-01-01', '%X %V');</text:p>
      <text:p text:style-name="Standard">+------------------------------------+</text:p>
      <text:p text:style-name="Standard">| DATE_FORMAT('1999-01-01', '%X %V') |</text:p>
      <text:p text:style-name="Standard">+------------------------------------+</text:p>
      <text:p text:style-name="Standard">| 1998 52 <text:s text:c="27"/>|</text:p>
      <text:p text:style-name="Standard">+------------------------------------+</text:p>
      <text:p text:style-name="Standard">1 row in set (0.000 sec)</text:p>
      <text:p text:style-name="Standard"/>
      <text:p text:style-name="Standard">MariaDB [Employee_Database]&gt; SELECT DAYOFMONTH('2007-02-03');</text:p>
      <text:p text:style-name="Standard">+--------------------------+</text:p>
      <text:p text:style-name="Standard">| DAYOFMONTH('2007-02-03') |</text:p>
      <text:p text:style-name="Standard">+--------------------------+</text:p>
      <text:p text:style-name="Standard">| <text:s text:c="23"/>3 |</text:p>
      <text:p text:style-name="Standard">+--------------------------+</text:p>
      <text:p text:style-name="Standard">1 row in set (0.000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22:49.837998576</meta:creation-date>
    <dc:date>2021-11-23T18:23:22.219110554</dc:date>
    <meta:editing-duration>PT35S</meta:editing-duration>
    <meta:editing-cycles>1</meta:editing-cycles>
    <meta:document-statistic meta:table-count="0" meta:image-count="0" meta:object-count="0" meta:page-count="3" meta:paragraph-count="121" meta:word-count="488" meta:character-count="4892" meta:non-whitespace-character-count="4119"/>
    <meta:generator>LibreOffice/6.4.7.2$Linux_X86_64 LibreOffice_project/40$Build-2</meta:generator>
  </office:meta>
</office:document-meta>
</file>